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293a" officeooo:paragraph-rsid="0007293a"/>
    </style:style>
    <style:style style:name="P2" style:family="paragraph" style:parent-style-name="Standard">
      <style:text-properties officeooo:rsid="0007e9f2" officeooo:paragraph-rsid="0007e9f2"/>
    </style:style>
    <style:style style:name="P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7293a" officeooo:paragraph-rsid="0007293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ssitra@VTA010L:~$ python</text:p>
      <text:p text:style-name="P1">Python 2.7.12 (default, Dec <text:s/>4 2017, 14:50:18) </text:p>
      <text:p text:style-name="P1">[GCC 5.4.0 20160609] on linux2</text:p>
      <text:p text:style-name="P1">Type "help", "copyright", "credits" or "license" for more information.</text:p>
      <text:p text:style-name="P1">&gt;&gt;&gt; import smtplib</text:p>
      <text:p text:style-name="P1">&gt;&gt;&gt; server = smtplib.SMTP('smtp.mail.yahoo.com:587')</text:p>
      <text:p text:style-name="P1">&gt;&gt;&gt; dir(server)</text:p>
      <text:p text:style-name="P1">['__doc__', '__init__', '__module__', '_get_socket', 'close', 'connect', 'data', 'debuglevel', 'default_port', 'docmd', 'does_esmtp', 'ehlo', 'ehlo_msg', 'ehlo_or_helo_if_needed', 'ehlo_resp', 'esmtp_features', 'expn', 'file', 'getreply', 'has_extn', 'helo', 'helo_resp', 'help', 'local_hostname', 'login', 'mail', 'noop', 'putcmd', 'quit', 'rcpt', 'rset', 'send', 'sendmail', 'set_debuglevel', 'sock', 'starttls', 'timeout', 'verify', 'vrfy']</text:p>
      <text:p text:style-name="P1">&gt;&gt;&gt; help(server.ehlo)</text:p>
      <text:p text:style-name="P1"/>
      <text:p text:style-name="P1">&gt;&gt;&gt; help(server.starttls)</text:p>
      <text:p text:style-name="P1"/>
      <text:p text:style-name="P1">&gt;&gt;&gt; quit()</text:p>
      <text:p text:style-name="P1">sessitra@VTA010L:~$ vi check_gzip.py</text:p>
      <text:p text:style-name="P1">sessitra@VTA010L:~$ python check_gzip.py </text:p>
      <text:p text:style-name="P1">sessitra@VTA010L:~$ ls -lrt</text:p>
      <text:p text:style-name="P1">total 472</text:p>
      <text:p text:style-name="P1">-rw-r--r-- 1 sessitra sessitra <text:s text:c="2"/>8980 Apr 26 11:17 examples.desktop</text:p>
      <text:p text:style-name="P1">drwxr-xr-x 2 sessitra sessitra <text:s text:c="2"/>4096 Apr 26 11:20 Templates</text:p>
      <text:p text:style-name="P1">drwxr-xr-x 2 sessitra sessitra <text:s text:c="2"/>4096 Apr 26 11:20 Public</text:p>
      <text:p text:style-name="P1">drwxr-xr-x 2 sessitra sessitra <text:s text:c="2"/>4096 Apr 26 11:20 Videos</text:p>
      <text:p text:style-name="P1">drwxr-xr-x 2 sessitra sessitra <text:s text:c="2"/>4096 Apr 26 11:20 Pictures</text:p>
      <text:p text:style-name="P1">drwxr-xr-x 2 sessitra sessitra <text:s text:c="2"/>4096 Apr 26 11:20 Music</text:p>
      <text:p text:style-name="P1">-rw-rw-r-- 1 sessitra sessitra <text:s text:c="3"/>266 Apr 30 17:52 telent_demo.py</text:p>
      <text:p text:style-name="P1">-rw-rw-r-- 1 sessitra sessitra <text:s text:c="3"/>192 Apr 30 18:04 name_mangle.py</text:p>
      <text:p text:style-name="P1">-rw-rw-r-- 1 sessitra sessitra <text:s text:c="3"/>715 Apr 30 18:04 name_mangle.pyc</text:p>
      <text:p text:style-name="P1">drwxrwxr-x 5 sessitra sessitra <text:s text:c="2"/>4096 Apr 30 18:29 Demo_Login</text:p>
      <text:p text:style-name="P1">drwxrwxr-x 5 sessitra sessitra <text:s text:c="2"/>4096 May <text:s/>2 18:26 AVD_GUI</text:p>
      <text:p text:style-name="P1">-rw-rw-r-- 1 sessitra sessitra <text:s text:c="2"/>1984 May <text:s/>2 18:31 AVD_GUI.tar.gz</text:p>
      <text:p text:style-name="P1">-rw-rw-r-- 1 sessitra sessitra <text:s text:c="3"/>240 May <text:s/>9 18:10 phone_nos.py</text:p>
      <text:p text:style-name="P1">-rw-rw-r-- 1 sessitra sessitra <text:s text:c="3"/>403 May <text:s/>9 18:39 telnet_demo.py</text:p>
      <text:p text:style-name="P1">drwxr-xr-x 2 sessitra sessitra <text:s text:c="2"/>4096 May <text:s/>9 18:40 Documents</text:p>
      <text:p text:style-name="P1">drwxrwxr-x 3 sessitra sessitra <text:s text:c="2"/>4096 May 14 17:25 Login</text:p>
      <text:p text:style-name="P1">-rw-rw-r-- 1 sessitra sessitra <text:s text:c="3"/>819 May 14 18:12 insert_cmd_data_db.py</text:p>
      <text:p text:style-name="P1">-rw-rw-r-- 1 sessitra sessitra <text:s text:c="2"/>1074 May 14 18:43 telnet_insert_cmd_data_db.py</text:p>
      <text:p text:style-name="P1">-rw-rw-r-- 1 sessitra sessitra <text:s text:c="3"/>144 May 16 17:36 days_demo.py</text:p>
      <text:p text:style-name="P1">-rw-rw-r-- 1 sessitra sessitra <text:s text:c="3"/>113 May 16 17:43 employees.txt</text:p>
      <text:p text:style-name="P1">-rw-rw-r-- 1 sessitra sessitra <text:s text:c="3"/>393 May 16 18:03 file_data_db_insert.py</text:p>
      <text:p text:style-name="P1">-rw-rw-r-- 1 sessitra sessitra <text:s text:c="3"/>402 May 23 18:01 usa_cds.py</text:p>
      <text:p text:style-name="P1">drwxrwxr-x 2 sessitra sessitra <text:s text:c="2"/>4096 May 23 18:28 23-05-2018</text:p>
      <text:p text:style-name="P1">drwxrwxr-x 3 sessitra sessitra <text:s text:c="2"/>4096 May 28 10:41 last_month</text:p>
      <text:p text:style-name="P1">-rw-rw-r-- 1 sessitra sessitra <text:s text:c="3"/>393 May 28 17:33 readme.txt</text:p>
      <text:p text:style-name="P1">-rw-rw-r-- 1 sessitra sessitra <text:s text:c="3"/>422 May 28 18:15 smtpdemo.py</text:p>
      <text:p text:style-name="P1">-rw-rw-r-- 1 sessitra sessitra <text:s/>85394 May 29 11:08 ashwini_may_Presentation.odp</text:p>
      <text:p text:style-name="P1">-rw-rw-r-- 1 sessitra sessitra 258690 May 29 11:47 Sahithi_May_Presentation.pptx</text:p>
      <text:p text:style-name="P1">drwxr-xr-x 4 sessitra sessitra <text:s text:c="2"/>4096 May 29 12:02 Desktop</text:p>
      <text:p text:style-name="P1">drwxr-xr-x 3 sessitra sessitra <text:s text:c="2"/>4096 May 29 12:39 Downloads</text:p>
      <text:p text:style-name="P1">-rw-rw-r-- 1 sessitra sessitra <text:s text:c="3"/>634 May 30 17:53 send_mail.py</text:p>
      <text:p text:style-name="P1"><text:soft-page-break/>-rw-rw-r-- 1 sessitra sessitra <text:s text:c="3"/>108 May 30 18:05 check_gzip.py</text:p>
      <text:p text:style-name="P1">-rw-rw-r-- 1 sessitra sessitra <text:s text:c="4"/>49 May 30 18:05 file.txt.gz</text:p>
      <text:p text:style-name="P1">sessitra@VTA010L:~$ vi read_gz.py</text:p>
      <text:p text:style-name="P1">sessitra@VTA010L:~$ vi read_gz.py</text:p>
      <text:p text:style-name="P1">sessitra@VTA010L:~$ python read_gz.py </text:p>
      <text:p text:style-name="P1">Lots of content here</text:p>
      <text:p text:style-name="P1">sessitra@VTA010L:~$ python</text:p>
      <text:p text:style-name="P1">Python 2.7.12 (default, Dec <text:s/>4 2017, 14:50:18) </text:p>
      <text:p text:style-name="P1">[GCC 5.4.0 20160609] on linux2</text:p>
      <text:p text:style-name="P1">Type "help", "copyright", "credits" or "license" for more information.</text:p>
      <text:p text:style-name="P1">&gt;&gt;&gt; import bz2</text:p>
      <text:p text:style-name="P1">&gt;&gt;&gt; dir(bz2)</text:p>
      <text:p text:style-name="P1">['BZ2Compressor', 'BZ2Decompressor', 'BZ2File', '__author__', '__doc__', '__file__', '__name__', '__package__', 'compress', 'decompress']</text:p>
      <text:p text:style-name="P1">&gt;&gt;&gt; import gzip</text:p>
      <text:p text:style-name="P1">&gt;&gt;&gt; dir(gzip)</text:p>
      <text:p text:style-name="P1">['FCOMMENT', 'FEXTRA', 'FHCRC', 'FNAME', 'FTEXT', 'GzipFile', 'READ', 'WRITE', '__all__', '__builtin__', '__builtins__', '__doc__', '__file__', '__name__', '__package__', '_test', 'io', 'open', 'os', 'read32', 'struct', 'sys', 'time', 'write32u', 'zlib']</text:p>
      <text:p text:style-name="P1">&gt;&gt;&gt; help(bz2.compress)</text:p>
      <text:p text:style-name="P1"/>
      <text:p text:style-name="P1">&gt;&gt;&gt; help(bz2.decompress)</text:p>
      <text:p text:style-name="P1"/>
      <text:p text:style-name="P1">&gt;&gt;&gt; quit()</text:p>
      <text:p text:style-name="P1">sessitra@VTA010L:~$ cp check_gzip.py write_bz2.py</text:p>
      <text:p text:style-name="P1">sessitra@VTA010L:~$ cp read_gz.py read_bz2.py</text:p>
      <text:p text:style-name="P1">sessitra@VTA010L:~$ vi write_bz2.py </text:p>
      <text:p text:style-name="P1">sessitra@VTA010L:~$ python write_bz2.py </text:p>
      <text:p text:style-name="P1">sessitra@VTA010L:~$ ls -lrt</text:p>
      <text:p text:style-name="P1">total 488</text:p>
      <text:p text:style-name="P1">-rw-r--r-- 1 sessitra sessitra <text:s text:c="2"/>8980 Apr 26 11:17 examples.desktop</text:p>
      <text:p text:style-name="P1">drwxr-xr-x 2 sessitra sessitra <text:s text:c="2"/>4096 Apr 26 11:20 Templates</text:p>
      <text:p text:style-name="P1">drwxr-xr-x 2 sessitra sessitra <text:s text:c="2"/>4096 Apr 26 11:20 Public</text:p>
      <text:p text:style-name="P1">drwxr-xr-x 2 sessitra sessitra <text:s text:c="2"/>4096 Apr 26 11:20 Videos</text:p>
      <text:p text:style-name="P1">drwxr-xr-x 2 sessitra sessitra <text:s text:c="2"/>4096 Apr 26 11:20 Pictures</text:p>
      <text:p text:style-name="P1">drwxr-xr-x 2 sessitra sessitra <text:s text:c="2"/>4096 Apr 26 11:20 Music</text:p>
      <text:p text:style-name="P1">-rw-rw-r-- 1 sessitra sessitra <text:s text:c="3"/>266 Apr 30 17:52 telent_demo.py</text:p>
      <text:p text:style-name="P1">-rw-rw-r-- 1 sessitra sessitra <text:s text:c="3"/>192 Apr 30 18:04 name_mangle.py</text:p>
      <text:p text:style-name="P1">-rw-rw-r-- 1 sessitra sessitra <text:s text:c="3"/>715 Apr 30 18:04 name_mangle.pyc</text:p>
      <text:p text:style-name="P1">drwxrwxr-x 5 sessitra sessitra <text:s text:c="2"/>4096 Apr 30 18:29 Demo_Login</text:p>
      <text:p text:style-name="P1">drwxrwxr-x 5 sessitra sessitra <text:s text:c="2"/>4096 May <text:s/>2 18:26 AVD_GUI</text:p>
      <text:p text:style-name="P1">-rw-rw-r-- 1 sessitra sessitra <text:s text:c="2"/>1984 May <text:s/>2 18:31 AVD_GUI.tar.gz</text:p>
      <text:p text:style-name="P1">-rw-rw-r-- 1 sessitra sessitra <text:s text:c="3"/>240 May <text:s/>9 18:10 phone_nos.py</text:p>
      <text:p text:style-name="P1">-rw-rw-r-- 1 sessitra sessitra <text:s text:c="3"/>403 May <text:s/>9 18:39 telnet_demo.py</text:p>
      <text:p text:style-name="P1">drwxr-xr-x 2 sessitra sessitra <text:s text:c="2"/>4096 May <text:s/>9 18:40 Documents</text:p>
      <text:p text:style-name="P1">drwxrwxr-x 3 sessitra sessitra <text:s text:c="2"/>4096 May 14 17:25 Login</text:p>
      <text:p text:style-name="P1">-rw-rw-r-- 1 sessitra sessitra <text:s text:c="3"/>819 May 14 18:12 insert_cmd_data_db.py</text:p>
      <text:p text:style-name="P1">-rw-rw-r-- 1 sessitra sessitra <text:s text:c="2"/>1074 May 14 18:43 telnet_insert_cmd_data_db.py</text:p>
      <text:p text:style-name="P1">-rw-rw-r-- 1 sessitra sessitra <text:s text:c="3"/>144 May 16 17:36 days_demo.py</text:p>
      <text:p text:style-name="P1">-rw-rw-r-- 1 sessitra sessitra <text:s text:c="3"/>113 May 16 17:43 employees.txt</text:p>
      <text:p text:style-name="P1">-rw-rw-r-- 1 sessitra sessitra <text:s text:c="3"/>393 May 16 18:03 file_data_db_insert.py</text:p>
      <text:p text:style-name="P1">-rw-rw-r-- 1 sessitra sessitra <text:s text:c="3"/>402 May 23 18:01 usa_cds.py</text:p>
      <text:p text:style-name="P1"><text:soft-page-break/>drwxrwxr-x 2 sessitra sessitra <text:s text:c="2"/>4096 May 23 18:28 23-05-2018</text:p>
      <text:p text:style-name="P1">drwxrwxr-x 3 sessitra sessitra <text:s text:c="2"/>4096 May 28 10:41 last_month</text:p>
      <text:p text:style-name="P1">-rw-rw-r-- 1 sessitra sessitra <text:s text:c="3"/>393 May 28 17:33 readme.txt</text:p>
      <text:p text:style-name="P1">-rw-rw-r-- 1 sessitra sessitra <text:s text:c="3"/>422 May 28 18:15 smtpdemo.py</text:p>
      <text:p text:style-name="P1">-rw-rw-r-- 1 sessitra sessitra <text:s/>85394 May 29 11:08 ashwini_may_Presentation.odp</text:p>
      <text:p text:style-name="P1">-rw-rw-r-- 1 sessitra sessitra 258690 May 29 11:47 Sahithi_May_Presentation.pptx</text:p>
      <text:p text:style-name="P1">drwxr-xr-x 4 sessitra sessitra <text:s text:c="2"/>4096 May 29 12:02 Desktop</text:p>
      <text:p text:style-name="P1">drwxr-xr-x 3 sessitra sessitra <text:s text:c="2"/>4096 May 29 12:39 Downloads</text:p>
      <text:p text:style-name="P1">-rw-rw-r-- 1 sessitra sessitra <text:s text:c="3"/>634 May 30 17:53 send_mail.py</text:p>
      <text:p text:style-name="P1">-rw-rw-r-- 1 sessitra sessitra <text:s text:c="3"/>108 May 30 18:05 check_gzip.py</text:p>
      <text:p text:style-name="P1">-rw-rw-r-- 1 sessitra sessitra <text:s text:c="4"/>49 May 30 18:05 file.txt.gz</text:p>
      <text:p text:style-name="P1">-rw-rw-r-- 1 sessitra sessitra <text:s text:c="4"/>71 May 30 18:06 read_gz.py</text:p>
      <text:p text:style-name="P1">-rw-rw-r-- 1 sessitra sessitra <text:s text:c="4"/>71 May 30 18:10 read_bz2.py</text:p>
      <text:p text:style-name="P1">-rw-rw-r-- 1 sessitra sessitra <text:s text:c="3"/>107 May 30 18:16 write_bz2.py</text:p>
      <text:p text:style-name="P1">-rw-rw-r-- 1 sessitra sessitra <text:s text:c="4"/>59 May 30 18:16 file.bz2</text:p>
      <text:p text:style-name="P1">sessitra@VTA010L:~$ vi read</text:p>
      <text:p text:style-name="P1">read_bz2.py <text:s/>read_gz.py <text:s text:c="2"/>readme.txt <text:s text:c="2"/></text:p>
      <text:p text:style-name="P1">sessitra@VTA010L:~$ vi read_bz2.py </text:p>
      <text:p text:style-name="P1">sessitra@VTA010L:~$ python read_bz2.py </text:p>
      <text:p text:style-name="P1">Lots of content here</text:p>
      <text:p text:style-name="P1">sessitra@VTA010L:~$ mv check_gzip.py write_gzip.py</text:p>
      <text:p text:style-name="P1">sessitra@VTA010L:~$ ls read*|write*</text:p>
      <text:p text:style-name="P1">write_bz2.py: command not found</text:p>
      <text:p text:style-name="P1">sessitra@VTA010L:~$ ls read*\|write*</text:p>
      <text:p text:style-name="P1">ls: cannot access 'read*|write*': No such file or directory</text:p>
      <text:p text:style-name="P1">sessitra@VTA010L:~$ ls read*||write*</text:p>
      <text:p text:style-name="P1">read_bz2.py <text:s/>read_gz.py <text:s/>readme.txt</text:p>
      <text:p text:style-name="P1">sessitra@VTA010L:~$ ls |grep -E 'read*|write*'</text:p>
      <text:p text:style-name="P1">read_bz2.py</text:p>
      <text:p text:style-name="P1">read_gz.py</text:p>
      <text:p text:style-name="P1">readme.txt</text:p>
      <text:p text:style-name="P1">write_bz2.py</text:p>
      <text:p text:style-name="P1">write_gzip.py</text:p>
      <text:p text:style-name="P1">sessitra@VTA010L:~$ date</text:p>
      <text:p text:style-name="P1">Wed May 30 18:21:01 IST 2018</text:p>
      <text:p text:style-name="P1">sessitra@VTA010L:~$ python3</text:p>
      <text:p text:style-name="P1">Python 3.5.2 (default, Nov 23 2017, 16:37:01) </text:p>
      <text:p text:style-name="P1">[GCC 5.4.0 20160609] on linux</text:p>
      <text:p text:style-name="P1">Type "help", "copyright", "credits" or "license" for more information.</text:p>
      <text:p text:style-name="P1">&gt;&gt;&gt; import urllib</text:p>
      <text:p text:style-name="P1">&gt;&gt;&gt; urllib.__path__</text:p>
      <text:p text:style-name="P1">['/usr/lib/python3.5/urllib']</text:p>
      <text:p text:style-name="P1">&gt;&gt;&gt; type(urllib)</text:p>
      <text:p text:style-name="P1">&lt;class 'module'&gt;</text:p>
      <text:p text:style-name="P1">&gt;&gt;&gt; from urllib import request</text:p>
      <text:p text:style-name="P1">&gt;&gt;&gt; request.__path__</text:p>
      <text:p text:style-name="P1">Traceback (most recent call last):</text:p>
      <text:p text:style-name="P1"><text:s text:c="2"/>File "&lt;stdin&gt;", line 1, in &lt;module&gt;</text:p>
      <text:p text:style-name="P1">AttributeError: module 'urllib.request' has no attribute '__path__'</text:p>
      <text:p text:style-name="P1">&gt;&gt;&gt; type(request)</text:p>
      <text:p text:style-name="P1">&lt;class 'module'&gt;</text:p>
      <text:p text:style-name="P1">&gt;&gt;&gt; quit()</text:p>
      <text:p text:style-name="P1"><text:soft-page-break/>sessitra@VTA010L:~$ mkdir pack1</text:p>
      <text:p text:style-name="P1">sessitra@VTA010L:~$ cd pack1/</text:p>
      <text:p text:style-name="P1">sessitra@VTA010L:~/pack1$ vi __init__.py</text:p>
      <text:p text:style-name="P1">sessitra@VTA010L:~/pack1$ cd ..</text:p>
      <text:p text:style-name="P1">sessitra@VTA010L:~$ python</text:p>
      <text:p text:style-name="P1">Python 2.7.12 (default, Dec <text:s/>4 2017, 14:50:18) </text:p>
      <text:p text:style-name="P1">[GCC 5.4.0 20160609] on linux2</text:p>
      <text:p text:style-name="P1">Type "help", "copyright", "credits" or "license" for more information.</text:p>
      <text:p text:style-name="P1">&gt;&gt;&gt; import pack1</text:p>
      <text:p text:style-name="P1">hi there</text:p>
      <text:p text:style-name="P1">&gt;&gt;&gt; quit()</text:p>
      <text:p text:style-name="P1">sessitra@VTA010L:~$ python</text:p>
      <text:p text:style-name="P1">Python 2.7.12 (default, Dec <text:s/>4 2017, 14:50:18) </text:p>
      <text:p text:style-name="P1">[GCC 5.4.0 20160609] on linux2</text:p>
      <text:p text:style-name="P1">Type "help", "copyright", "credits" or "license" for more information.</text:p>
      <text:p text:style-name="P1">&gt;&gt;&gt; import logging</text:p>
      <text:p text:style-name="P1">&gt;&gt;&gt; logging.DEBUG</text:p>
      <text:p text:style-name="P1">10</text:p>
      <text:p text:style-name="P1">&gt;&gt;&gt; logging.INFO</text:p>
      <text:p text:style-name="P1">20</text:p>
      <text:p text:style-name="P1">&gt;&gt;&gt; logging.WARNING</text:p>
      <text:p text:style-name="P1">30</text:p>
      <text:p text:style-name="P1">&gt;&gt;&gt; logging.ERROR</text:p>
      <text:p text:style-name="P1">40</text:p>
      <text:p text:style-name="P1">&gt;&gt;&gt; logging.CRITICAL</text:p>
      <text:p text:style-name="P1">50</text:p>
      <text:p text:style-name="P1">&gt;&gt;&gt; quit()</text:p>
      <text:p text:style-name="P1">sessitra@VTA010L:~$ vi log_demo.py</text:p>
      <text:p text:style-name="P1">sessitra@VTA010L:~$ python log_demo.py </text:p>
      <text:p text:style-name="P1">WARNING:root:this is a warning message</text:p>
      <text:p text:style-name="P1">ERROR:root:this is a error message</text:p>
      <text:p text:style-name="P1">CRITICAL:root:this is a critical message</text:p>
      <text:p text:style-name="P1">sessitra@VTA010L:~$ cat log_demo.py </text:p>
      <text:p text:style-name="P1">import logging</text:p>
      <text:p text:style-name="P1"/>
      <text:p text:style-name="P1">logging.debug("this is a debug message")</text:p>
      <text:p text:style-name="P1">logging.info("this is an info message")</text:p>
      <text:p text:style-name="P1"/>
      <text:p text:style-name="P1">logging.warning("this is a warning message")</text:p>
      <text:p text:style-name="P1">logging.error("this is a error message")</text:p>
      <text:p text:style-name="P1">logging.critical("this is a critical message")</text:p>
      <text:p text:style-name="P1">sessitra@VTA010L:~$ vi log_demo.py</text:p>
      <text:p text:style-name="P1">sessitra@VTA010L:~$ vi log_demo.py</text:p>
      <text:p text:style-name="P1">sessitra@VTA010L:~$ python log_demo.py</text:p>
      <text:p text:style-name="P1">Traceback (most recent call last):</text:p>
      <text:p text:style-name="P1"><text:s text:c="2"/>File "/usr/lib/python2.7/logging/__init__.py", line 861, in emit</text:p>
      <text:p text:style-name="P1"><text:s text:c="4"/>msg = self.format(record)</text:p>
      <text:p text:style-name="P1"><text:s text:c="2"/>File "/usr/lib/python2.7/logging/__init__.py", line 734, in format</text:p>
      <text:p text:style-name="P1"><text:s text:c="4"/>return fmt.format(record)</text:p>
      <text:p text:style-name="P1"><text:s text:c="2"/>File "/usr/lib/python2.7/logging/__init__.py", line 469, in format</text:p>
      <text:p text:style-name="P1"><text:s text:c="4"/>s = self._fmt % record.__dict__</text:p>
      <text:p text:style-name="P1">KeyError: 'level'</text:p>
      <text:p text:style-name="P1"><text:soft-page-break/>Logged from file log_demo.py, line 3</text:p>
      <text:p text:style-name="P1">Traceback (most recent call last):</text:p>
      <text:p text:style-name="P1"><text:s text:c="2"/>File "/usr/lib/python2.7/logging/__init__.py", line 861, in emit</text:p>
      <text:p text:style-name="P1"><text:s text:c="4"/>msg = self.format(record)</text:p>
      <text:p text:style-name="P1"><text:s text:c="2"/>File "/usr/lib/python2.7/logging/__init__.py", line 734, in format</text:p>
      <text:p text:style-name="P1"><text:s text:c="4"/>return fmt.format(record)</text:p>
      <text:p text:style-name="P1"><text:s text:c="2"/>File "/usr/lib/python2.7/logging/__init__.py", line 469, in format</text:p>
      <text:p text:style-name="P1"><text:s text:c="4"/>s = self._fmt % record.__dict__</text:p>
      <text:p text:style-name="P1">KeyError: 'level'</text:p>
      <text:p text:style-name="P1">Logged from file log_demo.py, line 4</text:p>
      <text:p text:style-name="P1">Traceback (most recent call last):</text:p>
      <text:p text:style-name="P1"><text:s text:c="2"/>File "/usr/lib/python2.7/logging/__init__.py", line 861, in emit</text:p>
      <text:p text:style-name="P1"><text:s text:c="4"/>msg = self.format(record)</text:p>
      <text:p text:style-name="P1"><text:s text:c="2"/>File "/usr/lib/python2.7/logging/__init__.py", line 734, in format</text:p>
      <text:p text:style-name="P1"><text:s text:c="4"/>return fmt.format(record)</text:p>
      <text:p text:style-name="P1"><text:s text:c="2"/>File "/usr/lib/python2.7/logging/__init__.py", line 469, in format</text:p>
      <text:p text:style-name="P1"><text:s text:c="4"/>s = self._fmt % record.__dict__</text:p>
      <text:p text:style-name="P1">KeyError: 'level'</text:p>
      <text:p text:style-name="P1">Logged from file log_demo.py, line 6</text:p>
      <text:p text:style-name="P1">Traceback (most recent call last):</text:p>
      <text:p text:style-name="P1"><text:s text:c="2"/>File "/usr/lib/python2.7/logging/__init__.py", line 861, in emit</text:p>
      <text:p text:style-name="P1"><text:s text:c="4"/>msg = self.format(record)</text:p>
      <text:p text:style-name="P1"><text:s text:c="2"/>File "/usr/lib/python2.7/logging/__init__.py", line 734, in format</text:p>
      <text:p text:style-name="P1"><text:s text:c="4"/>return fmt.format(record)</text:p>
      <text:p text:style-name="P1"><text:s text:c="2"/>File "/usr/lib/python2.7/logging/__init__.py", line 469, in format</text:p>
      <text:p text:style-name="P1"><text:s text:c="4"/>s = self._fmt % record.__dict__</text:p>
      <text:p text:style-name="P1">KeyError: 'level'</text:p>
      <text:p text:style-name="P1">Logged from file log_demo.py, line 7</text:p>
      <text:p text:style-name="P1">Traceback (most recent call last):</text:p>
      <text:p text:style-name="P1"><text:s text:c="2"/>File "/usr/lib/python2.7/logging/__init__.py", line 861, in emit</text:p>
      <text:p text:style-name="P1"><text:s text:c="4"/>msg = self.format(record)</text:p>
      <text:p text:style-name="P1"><text:s text:c="2"/>File "/usr/lib/python2.7/logging/__init__.py", line 734, in format</text:p>
      <text:p text:style-name="P1"><text:s text:c="4"/>return fmt.format(record)</text:p>
      <text:p text:style-name="P1"><text:s text:c="2"/>File "/usr/lib/python2.7/logging/__init__.py", line 469, in format</text:p>
      <text:p text:style-name="P1"><text:s text:c="4"/>s = self._fmt % record.__dict__</text:p>
      <text:p text:style-name="P1">KeyError: 'level'</text:p>
      <text:p text:style-name="P1">Logged from file log_demo.py, line 8</text:p>
      <text:p text:style-name="P1">sessitra@VTA010L:~$ vi log_demo.py</text:p>
      <text:p text:style-name="P1">sessitra@VTA010L:~$ python log_demo.py</text:p>
      <text:p text:style-name="P1">sessitra@VTA010L:~$ cat log</text:p>
      <text:p text:style-name="P1">log_demo.py <text:s/>logfile.log <text:s/></text:p>
      <text:p text:style-name="P1">sessitra@VTA010L:~$ cat log</text:p>
      <text:p text:style-name="P1">log_demo.py <text:s/>logfile.log <text:s/></text:p>
      <text:p text:style-name="P1">sessitra@VTA010L:~$ cat logfile.log </text:p>
      <text:p text:style-name="P1">Wed May 30 18:37:47 2018-DEBUG-this is a debug message</text:p>
      <text:p text:style-name="P1">Wed May 30 18:37:47 2018-INFO-this is an info message</text:p>
      <text:p text:style-name="P1">Wed May 30 18:37:47 2018-WARNING-this is a warning message</text:p>
      <text:p text:style-name="P1">Wed May 30 18:37:47 2018-ERROR-this is a error message</text:p>
      <text:p text:style-name="P1">Wed May 30 18:37:47 2018-CRITICAL-this is a critical message</text:p>
      <text:p text:style-name="P1">sessitra@VTA010L:~$ vi log_demo.py</text:p>
      <text:p text:style-name="P1">sessitra@VTA010L:~$ python log_demo.py</text:p>
      <text:p text:style-name="P1">sessitra@VTA010L:~$ cat logfile.log </text:p>
      <text:p text:style-name="P1"><text:soft-page-break/>Wed May 30 18:37:47 2018-DEBUG-this is a debug message</text:p>
      <text:p text:style-name="P1">Wed May 30 18:37:47 2018-INFO-this is an info message</text:p>
      <text:p text:style-name="P1">Wed May 30 18:37:47 2018-WARNING-this is a warning message</text:p>
      <text:p text:style-name="P1">Wed May 30 18:37:47 2018-ERROR-this is a error message</text:p>
      <text:p text:style-name="P1">Wed May 30 18:37:47 2018-CRITICAL-this is a critical message</text:p>
      <text:p text:style-name="P1">Wed May 30 18:39:17 2018-ERROR-this is a error message</text:p>
      <text:p text:style-name="P1">Wed May 30 18:39:17 2018-CRITICAL-this is a critical message</text:p>
      <text:p text:style-name="P1">sessitra@VTA010L:~$ vi log_demo.py</text:p>
      <text:p text:style-name="P1">sessitra@VTA010L:~$ </text:p>
      <text:p text:style-name="P3"/>
      <text:p text:style-name="P1"/>
      <text:p text:style-name="P1">sessitra@VTA010L:~$ python</text:p>
      <text:p text:style-name="P1">Python 2.7.12 (default, Dec <text:s/>4 2017, 14:50:18) </text:p>
      <text:p text:style-name="P1">[GCC 5.4.0 20160609] on linux2</text:p>
      <text:p text:style-name="P1">Type "help", "copyright", "credits" or "license" for more information.</text:p>
      <text:p text:style-name="P1">&gt;&gt;&gt; import logging</text:p>
      <text:p text:style-name="P1">&gt;&gt;&gt; help(logging.BasicConfig)</text:p>
      <text:p text:style-name="P1">Traceback (most recent call last):</text:p>
      <text:p text:style-name="P1"><text:s text:c="2"/>File "&lt;stdin&gt;", line 1, in &lt;module&gt;</text:p>
      <text:p text:style-name="P1">AttributeError: 'module' object has no attribute 'BasicConfig'</text:p>
      <text:p text:style-name="P1">&gt;&gt;&gt; dir(logging)</text:p>
      <text:p text:style-name="P1">['BASIC_FORMAT', 'BufferingFormatter', 'CRITICAL', 'DEBUG', 'ERROR', 'FATAL', 'FileHandler', 'Filter', 'Filterer', 'Formatter', 'Handler', 'INFO', 'LogRecord', 'Logger', 'LoggerAdapter', 'Manager', 'NOTSET', 'NullHandler', 'PlaceHolder', 'RootLogger', 'StreamHandler', 'WARN', 'WARNING', '__all__', '__author__', '__builtins__', '__date__', '__doc__', '__file__', '__name__', '__package__', '__path__', '__status__', '__version__', '_acquireLock', '_addHandlerRef', '_checkLevel', '_defaultFormatter', '_handlerList', '_handlers', '_levelNames', '_lock', '_loggerClass', '_releaseLock', '_removeHandlerRef', '_showwarning', '_srcfile', '_startTime', '_unicode', '_warnings_showwarning', 'addLevelName', 'atexit', 'basicConfig', 'cStringIO', 'captureWarnings', 'codecs', 'collections', 'critical', 'currentframe', 'debug', 'disable', 'error', 'exception', 'fatal', 'getLevelName', 'getLogger', 'getLoggerClass', 'info', 'log', 'logMultiprocessing', 'logProcesses', 'logThreads', 'makeLogRecord', 'os', 'raiseExceptions', 'root', 'setLoggerClass', 'shutdown', 'sys', 'thread', 'threading', 'time', 'traceback', 'warn', 'warning', 'warnings', 'weakref']</text:p>
      <text:p text:style-name="P1">&gt;&gt;&gt; quit()</text:p>
      <text:p text:style-name="P1">sessitra@VTA010L:~$ python</text:p>
      <text:p text:style-name="P1">Python 2.7.12 (default, Dec <text:s/>4 2017, 14:50:18) </text:p>
      <text:p text:style-name="P1">[GCC 5.4.0 20160609] on linux2</text:p>
      <text:p text:style-name="P1">sessitra@VTA010L:~$ python</text:p>
      <text:p text:style-name="P1">Python 2.7.12 (default, Dec <text:s/>4 2017, 14:50:18) </text:p>
      <text:p text:style-name="P1">[GCC 5.4.0 20160609] on linux2</text:p>
      <text:p text:style-name="P1">Type "help", "copyright", "credits" or "license" for more information.</text:p>
      <text:p text:style-name="P1">&gt;&gt;&gt; import logging</text:p>
      <text:p text:style-name="P1">&gt;&gt;&gt; help(logging.BasicConfig)</text:p>
      <text:p text:style-name="P1">Traceback (most recent call last):</text:p>
      <text:p text:style-name="P1"><text:s text:c="2"/>File "&lt;stdin&gt;", line 1, in &lt;module&gt;</text:p>
      <text:p text:style-name="P1">AttributeError: 'module' object has no attribute 'BasicConfig'</text:p>
      <text:p text:style-name="P1">&gt;&gt;&gt; dir(logging)</text:p>
      <text:p text:style-name="P1">['BASIC_FORMAT', 'BufferingFormatter', 'CRITICAL', 'DEBUG', 'ERROR', 'FATAL', 'FileHandler', 'Filter', 'Filterer', 'Formatter', 'Handler', 'INFO', 'LogRecord', 'Logger', 'LoggerAdapter', 'Manager', 'NOTSET', 'NullHandler', 'PlaceHolder', 'RootLogger', 'StreamHandler', 'WARN', 'WARNING', '__all__', '__author__', '__builtins__', '__date__', '__doc__', '__file__', '__name__', '__package__', '__path__', '__status__', '__version__', '_acquireLock', <text:soft-page-break/>'_addHandlerRef', '_checkLevel', '_defaultFormatter', '_handlerList', '_handlers', '_levelNames', '_lock', '_loggerClass', '_releaseLock', '_removeHandlerRef', '_showwarning', '_srcfile', '_startTime', '_unicode', '_warnings_showwarning', 'addLevelName', 'atexit', 'basicConfig', 'cStringIO', 'captureWarnings', 'codecs', 'collections', 'critical', 'currentframe', 'debug', 'disable', 'error', 'exception', 'fatal', 'getLevelName', 'getLogger', 'getLoggerClass', 'info', 'log', 'logMultiprocessing', 'logProcesses', 'logThreads', 'makeLogRecord', 'os', 'raiseExceptions', 'root', 'setLoggerClass', 'shutdown', 'sys', 'thread', 'threading', 'time', 'traceback', 'warn', 'warning', 'warnings', 'weakref']</text:p>
      <text:p text:style-name="P1">&gt;&gt;&gt; quit()</text:p>
      <text:p text:style-name="P1">sessitra@VTA010L:~$ python</text:p>
      <text:p text:style-name="P1">Python 2.7.12 (default, Dec <text:s/>4 2017, 14:50:18) </text:p>
      <text:p text:style-name="P1">[GCC 5.4.0 20160609] on linux2</text:p>
      <text:p text:style-name="P1">Type "help", "copyright", "credits" or "license" for more information.</text:p>
      <text:p text:style-name="P1">&gt;&gt;&gt; import logging</text:p>
      <text:p text:style-name="P1">&gt;&gt;&gt; help(logging.basicConfig)</text:p>
      <text:p text:style-name="P1"/>
      <text:p text:style-name="P1">&gt;&gt;&gt; quit()</text:p>
      <text:p text:style-name="P1">sessitra@VTA010L:~$ cat logfile.log </text:p>
      <text:p text:style-name="P1">Wed May 30 18:37:47 2018-DEBUG-this is a debug message</text:p>
      <text:p text:style-name="P1">Wed May 30 18:37:47 2018-INFO-this is an info message</text:p>
      <text:p text:style-name="P1">Wed May 30 18:37:47 2018-WARNING-this is a warning message</text:p>
      <text:p text:style-name="P1">Wed May 30 18:37:47 2018-ERROR-this is a error message</text:p>
      <text:p text:style-name="P1">Wed May 30 18:37:47 2018-CRITICAL-this is a critical message</text:p>
      <text:p text:style-name="P1">sessitra@VTA010L:~$ Type "help", "copyright", "credits" or "license" for more information.</text:p>
      <text:p text:style-name="P1">&gt;&gt;&gt; import logging</text:p>
      <text:p text:style-name="P1">&gt;&gt;&gt; help(logging.basicConfig)</text:p>
      <text:p text:style-name="P1"/>
      <text:p text:style-name="P1">&gt;&gt;&gt; quit()</text:p>
      <text:p text:style-name="P1">sessitra@VTA010L:~$ cat logfile.log </text:p>
      <text:p text:style-name="P1">Wed May 30 18:37:47 2018-DEBUG-this is a debug message</text:p>
      <text:p text:style-name="P1">Wed May 30 18:37:47 2018-INFO-this is an info message</text:p>
      <text:p text:style-name="P1">Wed May 30 18:37:47 2018-WARNING-this is a warning message</text:p>
      <text:p text:style-name="P1">Wed May 30 18:37:47 2018-ERROR-this is a error message</text:p>
      <text:p text:style-name="P1">Wed May 30 18:37:47 2018-CRITICAL-this is a critical message</text:p>
      <text:p text:style-name="P1">sessitra@VTA010L:~$ </text:p>
      <text:p text:style-name="P3"/>
      <text:p text:style-name="P1"/>
      <text:p text:style-name="P1"/>
      <text:p text:style-name="P2">read_files/</text:p>
      <text:p text:style-name="P2"><text:tab/>----txt_reader.py</text:p>
      <text:p text:style-name="P2"><text:tab/>----__init__.py</text:p>
      <text:p text:style-name="P2"><text:tab/>----/comp_reader/</text:p>
      <text:p text:style-name="P2"><text:tab/><text:tab/><text:tab/>----gzipped.py</text:p>
      <text:p text:style-name="P2"><text:tab/><text:tab/><text:tab/>----bzipped.py</text:p>
      <text:p text:style-name="P2"><text:tab/><text:tab/><text:tab/>----__init__.py</text:p>
      <text:p text:style-name="P2"/>
      <text:p text:style-name="P2"/>
      <text:p text:style-name="P2">package is a directory consisting of __init__.py<text:tab/> file.</text:p>
      <text:p text:style-name="P2"/>
      <text:p text:style-name="P2">module is a python file with .py extension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8:42:33.901877035</meta:creation-date>
    <dc:date>2018-05-30T18:48:42.593544674</dc:date>
    <meta:editing-duration>PT6M1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7" meta:paragraph-count="316" meta:word-count="1904" meta:character-count="15968" meta:non-whitespace-character-count="14051"/>
  </office:meta>
</office:document-meta>
</file>